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440704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50992" calcext:value-type="float">
            <text:p>43.7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0704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5696" calcext:value-type="float">
            <text:p>44.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0704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928" calcext:value-type="float">
            <text:p>43.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0704</text:p>
          </table:table-cell>
          <table:table-cell office:value-type="string" calcext:value-type="string">
            <text:p>202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728" calcext:value-type="float">
            <text:p>43.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0704</text:p>
          </table:table-cell>
          <table:table-cell office:value-type="string" calcext:value-type="string">
            <text:p>2017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9224" calcext:value-type="float">
            <text:p>42.5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0704</text:p>
          </table:table-cell>
          <table:table-cell office:value-type="string" calcext:value-type="string">
            <text:p>2016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6496" calcext:value-type="float">
            <text:p>41.3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0704</text:p>
          </table:table-cell>
          <table:table-cell office:value-type="string" calcext:value-type="string">
            <text:p>201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052" calcext:value-type="float">
            <text:p>42.2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0704</text:p>
          </table:table-cell>
          <table:table-cell office:value-type="string" calcext:value-type="string">
            <text:p>201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9184" calcext:value-type="float">
            <text:p>42.2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0704</text:p>
          </table:table-cell>
          <table:table-cell office:value-type="string" calcext:value-type="string">
            <text:p>201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1584" calcext:value-type="float">
            <text:p>46.2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0704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99888" calcext:value-type="float">
            <text:p>43.2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0704</text:p>
          </table:table-cell>
          <table:table-cell office:value-type="string" calcext:value-type="string">
            <text:p>2010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076" calcext:value-type="float">
            <text:p>40.3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0704</text:p>
          </table:table-cell>
          <table:table-cell office:value-type="string" calcext:value-type="string">
            <text:p>2009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2688" calcext:value-type="float">
            <text:p>39.0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0704</text:p>
          </table:table-cell>
          <table:table-cell office:value-type="string" calcext:value-type="string">
            <text:p>200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6888" calcext:value-type="float">
            <text:p>38.3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0704</text:p>
          </table:table-cell>
          <table:table-cell office:value-type="string" calcext:value-type="string">
            <text:p>2006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984" calcext:value-type="float">
            <text:p>40.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0704</text:p>
          </table:table-cell>
          <table:table-cell office:value-type="string" calcext:value-type="string">
            <text:p>200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864" calcext:value-type="float">
            <text:p>42.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0704</text:p>
          </table:table-cell>
          <table:table-cell office:value-type="string" calcext:value-type="string">
            <text:p>200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06" calcext:value-type="float">
            <text:p>42.9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0704</text:p>
          </table:table-cell>
          <table:table-cell office:value-type="string" calcext:value-type="string">
            <text:p>1998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9024" calcext:value-type="float">
            <text:p>40.9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0704</text:p>
          </table:table-cell>
          <table:table-cell office:value-type="string" calcext:value-type="string">
            <text:p>1997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692" calcext:value-type="float">
            <text:p>40.1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0704</text:p>
          </table:table-cell>
          <table:table-cell office:value-type="string" calcext:value-type="string">
            <text:p>199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832" calcext:value-type="float">
            <text:p>39.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0704</text:p>
          </table:table-cell>
          <table:table-cell office:value-type="string" calcext:value-type="string">
            <text:p>199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4624" calcext:value-type="float">
            <text:p>40.0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0704</text:p>
          </table:table-cell>
          <table:table-cell office:value-type="string" calcext:value-type="string">
            <text:p>199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452" calcext:value-type="float">
            <text:p>39.9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0704</text:p>
          </table:table-cell>
          <table:table-cell office:value-type="string" calcext:value-type="string">
            <text:p>199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6112" calcext:value-type="float">
            <text:p>38.9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0704</text:p>
          </table:table-cell>
          <table:table-cell office:value-type="string" calcext:value-type="string">
            <text:p>199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7416" calcext:value-type="float">
            <text:p>41.0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0704</text:p>
          </table:table-cell>
          <table:table-cell office:value-type="string" calcext:value-type="string">
            <text:p>199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42" calcext:value-type="float">
            <text:p>41.2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0704</text:p>
          </table:table-cell>
          <table:table-cell office:value-type="string" calcext:value-type="string">
            <text:p>1989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6936" calcext:value-type="float">
            <text:p>41.0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0704</text:p>
          </table:table-cell>
          <table:table-cell office:value-type="string" calcext:value-type="string">
            <text:p>1988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95016" calcext:value-type="float">
            <text:p>40.8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0704</text:p>
          </table:table-cell>
          <table:table-cell office:value-type="string" calcext:value-type="string">
            <text:p>198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184" calcext:value-type="float">
            <text:p>41.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0704</text:p>
          </table:table-cell>
          <table:table-cell office:value-type="string" calcext:value-type="string">
            <text:p>1985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38" calcext:value-type="float">
            <text:p>41.8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0704</text:p>
          </table:table-cell>
          <table:table-cell office:value-type="string" calcext:value-type="string">
            <text:p>198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0856" calcext:value-type="float">
            <text:p>41.9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0704</text:p>
          </table:table-cell>
          <table:table-cell office:value-type="string" calcext:value-type="string">
            <text:p>198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14" calcext:value-type="float">
            <text:p>41.6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0704</text:p>
          </table:table-cell>
          <table:table-cell office:value-type="string" calcext:value-type="string">
            <text:p>198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1984" calcext:value-type="float">
            <text:p>41.7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0704</text:p>
          </table:table-cell>
          <table:table-cell office:value-type="string" calcext:value-type="string">
            <text:p>198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9624" calcext:value-type="float">
            <text:p>41.9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0704</text:p>
          </table:table-cell>
          <table:table-cell office:value-type="string" calcext:value-type="string">
            <text:p>197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5992" calcext:value-type="float">
            <text:p>41.8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0704</text:p>
          </table:table-cell>
          <table:table-cell office:value-type="string" calcext:value-type="string">
            <text:p>1979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2864" calcext:value-type="float">
            <text:p>41.2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0704</text:p>
          </table:table-cell>
          <table:table-cell office:value-type="string" calcext:value-type="string">
            <text:p>1977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3784" calcext:value-type="float">
            <text:p>40.9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0704</text:p>
          </table:table-cell>
          <table:table-cell office:value-type="string" calcext:value-type="string">
            <text:p>1976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3264" calcext:value-type="float">
            <text:p>40.5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0704</text:p>
          </table:table-cell>
          <table:table-cell office:value-type="string" calcext:value-type="string">
            <text:p>1975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38072" calcext:value-type="float">
            <text:p>39.4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0704</text:p>
          </table:table-cell>
          <table:table-cell office:value-type="string" calcext:value-type="string">
            <text:p>197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0" meta:object-count="0"/>
    <meta:user-defined meta:name="AppVersion">3.0</meta:user-defined>
  </office:meta>
</office:document-meta>
</file>